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300534533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39cm, 12.624cm, 4.039cm, 12.624cm)" draw:image-opacity="100%" style:mirror="none"/>
    </style:style>
    <style:style style:name="gr2" style:family="graphic" style:parent-style-name="standard">
      <style:graphic-properties draw:marker-end="Circle" draw:marker-end-width="0.203cm" draw:textarea-horizontal-align="center" draw:textarea-vertical-align="middle"/>
    </style:style>
    <style:style style:name="gr3" style:family="graphic" style:parent-style-name="standard">
      <style:graphic-properties draw:marker-start="Circle" draw:marker-start-width="0.203cm" draw:marker-end="" draw:marker-end-width="0.203cm" draw:textarea-horizontal-align="center" draw:textarea-vertical-align="middle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rial Black'" style:font-family-generic="swiss" style:font-pitch="variable" fo:font-size="7pt"/>
    </style:style>
    <style:style style:name="P3" style:family="paragraph">
      <style:paragraph-properties fo:text-align="center"/>
      <style:text-properties fo:font-family="'Arial Black'" style:font-family-generic="swiss" style:font-pitch="variable" fo:font-size="7pt" fo:font-weight="900"/>
    </style:style>
    <style:style style:name="P4" style:family="paragraph">
      <style:paragraph-properties fo:text-align="center"/>
      <style:text-properties fo:font-family="'Arial Black'" style:font-family-generic="swiss" style:font-pitch="variable" fo:font-size="7pt" fo:font-weight="900" style:font-size-asian="8pt" style:font-size-complex="8pt"/>
    </style:style>
    <style:style style:name="P5" style:family="paragraph">
      <style:paragraph-properties fo:text-align="start"/>
      <style:text-properties fo:font-family="'Arial Black'" style:font-family-generic="swiss" style:font-pitch="variable" fo:font-size="7pt" fo:font-weight="900"/>
    </style:style>
    <style:style style:name="P6" style:family="paragraph">
      <style:paragraph-properties fo:text-align="end"/>
      <style:text-properties fo:font-family="'Arial Black'" style:font-family-generic="swiss" style:font-pitch="variable" fo:font-size="7pt" fo:font-weight="900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text-align="end"/>
      <style:text-properties fo:font-size="8pt" style:font-size-asian="8pt" style:font-size-complex="8pt"/>
    </style:style>
    <style:style style:name="P9" style:family="paragraph">
      <style:paragraph-properties fo:text-align="start"/>
      <style:text-properties fo:font-size="8pt" style:font-size-asian="8pt" style:font-size-complex="8pt"/>
    </style:style>
    <style:style style:name="P10" style:family="paragraph">
      <style:paragraph-properties fo:text-align="center"/>
      <style:text-properties fo:font-family="'Arial Black'" style:font-family-generic="swiss" style:font-pitch="variable" fo:font-size="22pt" style:font-size-asian="22pt" style:font-size-complex="22pt"/>
    </style:style>
    <style:style style:name="T1" style:family="text">
      <style:text-properties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family="'Arial Black'" style:font-family-generic="swiss" style:font-pitch="variable" fo:font-size="22pt" style:font-size-asian="22pt" style:font-size-complex="22pt"/>
    </style:style>
    <style:style style:name="T4" style:family="text">
      <style:text-properties fo:font-family="'Arial Black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66cm" svg:height="10.261cm" svg:x="8.097cm" svg:y="8.955cm">
          <draw:image xlink:href="Pictures/10000201000004000000030053453388.png" xlink:type="simple" xlink:show="embed" xlink:actuate="onLoad">
            <text:p/>
          </draw:image>
        </draw:frame>
        <draw:line draw:style-name="gr2" draw:text-style-name="P2" draw:layer="layout" svg:x1="4.175cm" svg:y1="10.499cm" svg:x2="8.62cm" svg:y2="10.499cm">
          <text:p/>
        </draw:line>
        <draw:line draw:style-name="gr2" draw:text-style-name="P2" draw:layer="layout" svg:x1="4.175cm" svg:y1="10.9cm" svg:x2="8.62cm" svg:y2="10.9cm">
          <text:p/>
        </draw:line>
        <draw:line draw:style-name="gr2" draw:text-style-name="P2" draw:layer="layout" svg:x1="4.175cm" svg:y1="11.29cm" svg:x2="8.62cm" svg:y2="11.29cm">
          <text:p/>
        </draw:line>
        <draw:line draw:style-name="gr2" draw:text-style-name="P2" draw:layer="layout" svg:x1="4.175cm" svg:y1="11.678cm" svg:x2="8.62cm" svg:y2="11.678cm">
          <text:p/>
        </draw:line>
        <draw:line draw:style-name="gr2" draw:text-style-name="P2" draw:layer="layout" svg:x1="4.175cm" svg:y1="12.078cm" svg:x2="8.62cm" svg:y2="12.078cm">
          <text:p/>
        </draw:line>
        <draw:line draw:style-name="gr2" draw:text-style-name="P2" draw:layer="layout" svg:x1="4.175cm" svg:y1="12.454cm" svg:x2="8.62cm" svg:y2="12.454cm">
          <text:p/>
        </draw:line>
        <draw:line draw:style-name="gr2" draw:text-style-name="P2" draw:layer="layout" svg:x1="4.175cm" svg:y1="12.831cm" svg:x2="8.62cm" svg:y2="12.831cm">
          <text:p/>
        </draw:line>
        <draw:line draw:style-name="gr2" draw:text-style-name="P2" draw:layer="layout" svg:x1="4.175cm" svg:y1="13.232cm" svg:x2="8.62cm" svg:y2="13.232cm">
          <text:p/>
        </draw:line>
        <draw:line draw:style-name="gr2" draw:text-style-name="P2" draw:layer="layout" svg:x1="4.175cm" svg:y1="13.622cm" svg:x2="8.62cm" svg:y2="13.622cm">
          <text:p/>
        </draw:line>
        <draw:line draw:style-name="gr2" draw:text-style-name="P2" draw:layer="layout" svg:x1="4.175cm" svg:y1="14.01cm" svg:x2="8.62cm" svg:y2="14.01cm">
          <text:p/>
        </draw:line>
        <draw:line draw:style-name="gr2" draw:text-style-name="P2" draw:layer="layout" svg:x1="4.175cm" svg:y1="14.41cm" svg:x2="8.62cm" svg:y2="14.41cm">
          <text:p/>
        </draw:line>
        <draw:line draw:style-name="gr2" draw:text-style-name="P2" draw:layer="layout" svg:x1="4.175cm" svg:y1="14.797cm" svg:x2="8.62cm" svg:y2="14.797cm">
          <text:p/>
        </draw:line>
        <draw:line draw:style-name="gr3" draw:text-style-name="P2" draw:layer="layout" svg:x1="13.065cm" svg:y1="10.525cm" svg:x2="17.51cm" svg:y2="10.525cm">
          <text:p/>
        </draw:line>
        <draw:line draw:style-name="gr3" draw:text-style-name="P2" draw:layer="layout" svg:x1="13.065cm" svg:y1="10.926cm" svg:x2="17.51cm" svg:y2="10.926cm">
          <text:p/>
        </draw:line>
        <draw:line draw:style-name="gr3" draw:text-style-name="P2" draw:layer="layout" svg:x1="13.065cm" svg:y1="11.316cm" svg:x2="17.51cm" svg:y2="11.316cm">
          <text:p/>
        </draw:line>
        <draw:line draw:style-name="gr3" draw:text-style-name="P2" draw:layer="layout" svg:x1="13.065cm" svg:y1="11.704cm" svg:x2="17.51cm" svg:y2="11.704cm">
          <text:p/>
        </draw:line>
        <draw:line draw:style-name="gr3" draw:text-style-name="P2" draw:layer="layout" svg:x1="13.065cm" svg:y1="12.104cm" svg:x2="17.51cm" svg:y2="12.104cm">
          <text:p/>
        </draw:line>
        <draw:line draw:style-name="gr3" draw:text-style-name="P2" draw:layer="layout" svg:x1="13.065cm" svg:y1="12.48cm" svg:x2="17.51cm" svg:y2="12.48cm">
          <text:p/>
        </draw:line>
        <draw:line draw:style-name="gr3" draw:text-style-name="P2" draw:layer="layout" svg:x1="13.065cm" svg:y1="12.857cm" svg:x2="17.51cm" svg:y2="12.857cm">
          <text:p/>
        </draw:line>
        <draw:line draw:style-name="gr3" draw:text-style-name="P2" draw:layer="layout" svg:x1="13.065cm" svg:y1="13.258cm" svg:x2="17.51cm" svg:y2="13.258cm">
          <text:p/>
        </draw:line>
        <draw:line draw:style-name="gr3" draw:text-style-name="P2" draw:layer="layout" svg:x1="13.065cm" svg:y1="13.648cm" svg:x2="17.51cm" svg:y2="13.648cm">
          <text:p/>
        </draw:line>
        <draw:line draw:style-name="gr3" draw:text-style-name="P2" draw:layer="layout" svg:x1="13.065cm" svg:y1="14.036cm" svg:x2="17.51cm" svg:y2="14.036cm">
          <text:p/>
        </draw:line>
        <draw:line draw:style-name="gr3" draw:text-style-name="P2" draw:layer="layout" svg:x1="13.065cm" svg:y1="14.436cm" svg:x2="17.51cm" svg:y2="14.436cm">
          <text:p/>
        </draw:line>
        <draw:line draw:style-name="gr3" draw:text-style-name="P2" draw:layer="layout" svg:x1="13.065cm" svg:y1="14.812cm" svg:x2="17.51cm" svg:y2="14.812cm">
          <text:p/>
        </draw:line>
        <draw:line draw:style-name="gr2" draw:text-style-name="P2" draw:layer="layout" svg:x1="4.175cm" svg:y1="15.168cm" svg:x2="8.62cm" svg:y2="15.168cm">
          <text:p/>
        </draw:line>
        <draw:line draw:style-name="gr2" draw:text-style-name="P2" draw:layer="layout" svg:x1="4.175cm" svg:y1="15.569cm" svg:x2="8.62cm" svg:y2="15.569cm">
          <text:p/>
        </draw:line>
        <draw:line draw:style-name="gr2" draw:text-style-name="P2" draw:layer="layout" svg:x1="4.175cm" svg:y1="15.948cm" svg:x2="8.62cm" svg:y2="15.948cm">
          <text:p/>
        </draw:line>
        <draw:line draw:style-name="gr2" draw:text-style-name="P2" draw:layer="layout" svg:x1="4.175cm" svg:y1="16.325cm" svg:x2="8.62cm" svg:y2="16.325cm">
          <text:p/>
        </draw:line>
        <draw:line draw:style-name="gr2" draw:text-style-name="P2" draw:layer="layout" svg:x1="4.175cm" svg:y1="16.758cm" svg:x2="8.62cm" svg:y2="16.758cm">
          <text:p/>
        </draw:line>
        <draw:line draw:style-name="gr2" draw:text-style-name="P2" draw:layer="layout" svg:x1="4.175cm" svg:y1="17.145cm" svg:x2="8.62cm" svg:y2="17.145cm">
          <text:p/>
        </draw:line>
        <draw:line draw:style-name="gr3" draw:text-style-name="P2" draw:layer="layout" svg:x1="13.065cm" svg:y1="15.183cm" svg:x2="17.51cm" svg:y2="15.183cm">
          <text:p/>
        </draw:line>
        <draw:line draw:style-name="gr3" draw:text-style-name="P2" draw:layer="layout" svg:x1="13.065cm" svg:y1="15.573cm" svg:x2="17.51cm" svg:y2="15.573cm">
          <text:p/>
        </draw:line>
        <draw:line draw:style-name="gr3" draw:text-style-name="P2" draw:layer="layout" svg:x1="13.065cm" svg:y1="15.963cm" svg:x2="17.51cm" svg:y2="15.963cm">
          <text:p/>
        </draw:line>
        <draw:line draw:style-name="gr3" draw:text-style-name="P2" draw:layer="layout" svg:x1="13.065cm" svg:y1="16.351cm" svg:x2="17.51cm" svg:y2="16.351cm">
          <text:p/>
        </draw:line>
        <draw:line draw:style-name="gr3" draw:text-style-name="P2" draw:layer="layout" svg:x1="13.065cm" svg:y1="16.751cm" svg:x2="17.51cm" svg:y2="16.751cm">
          <text:p/>
        </draw:line>
        <draw:line draw:style-name="gr3" draw:text-style-name="P2" draw:layer="layout" svg:x1="13.065cm" svg:y1="17.127cm" svg:x2="17.51cm" svg:y2="17.127cm">
          <text:p/>
        </draw:line>
        <draw:custom-shape draw:style-name="gr4" draw:text-style-name="P3" draw:layer="layout" svg:width="1.669cm" svg:height="0.318cm" svg:x="2.66cm" svg:y="10.732cm">
          <text:p text:style-name="P3">VIN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69cm" svg:height="0.318cm" svg:x="2.66cm" svg:y="10.326cm">
          <text:p text:style-name="P3">GN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69cm" svg:height="0.318cm" svg:x="2.661cm" svg:y="11.116cm">
          <text:p text:style-name="P3">3.3V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69cm" svg:height="0.318cm" svg:x="2.673cm" svg:y="11.501cm">
          <text:p text:style-name="P2">!RS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2.673cm" svg:y="11.89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2.673cm" svg:y="12.301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2.673cm" svg:y="12.68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2.673cm" svg:y="13.071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2.673cm" svg:y="13.466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05cm" svg:y="10.77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05cm" svg:y="10.37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06cm" svg:y="11.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18cm" svg:y="11.545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18cm" svg:y="11.94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18cm" svg:y="12.345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18cm" svg:y="12.73cm">
          <text:p text:style-name="P2">3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18cm" svg:y="13.115cm">
          <text:p text:style-name="P2">29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18cm" svg:y="13.51cm">
          <text:p text:style-name="P2">28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2.671cm" svg:y="14.267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2.671cm" svg:y="13.861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2.672cm" svg:y="14.651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2.684cm" svg:y="15.036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2.684cm" svg:y="15.431cm">
          <text:p text:style-name="P2">14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2.684cm" svg:y="15.836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2.684cm" svg:y="16.221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2.684cm" svg:y="16.606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2.684cm" svg:y="17.001cm">
          <text:p text:style-name="P2">18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05cm" svg:y="14.3cm">
          <text:p text:style-name="P2">26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05cm" svg:y="13.894cm">
          <text:p text:style-name="P2">27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06cm" svg:y="14.684cm">
          <text:p text:style-name="P2">2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18cm" svg:y="15.069cm">
          <text:p text:style-name="P2">24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18cm" svg:y="15.464cm">
          <text:p text:style-name="P2">23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18cm" svg:y="15.869cm">
          <text:p text:style-name="P2">2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18cm" svg:y="16.254cm">
          <text:p text:style-name="P2">2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18cm" svg:y="16.639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svg:x="17.318cm" svg:y="17.034cm">
          <text:p text:style-name="P2">19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7cm" svg:height="0.318cm" svg:x="4.561cm" svg:y="10.709cm">
          <text:p text:style-name="P3"><text:span text:style-name="T1">4.5-6V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7cm" svg:height="0.318cm" svg:x="4.561cm" svg:y="11.104cm">
          <text:p text:style-name="P3">3.3V Regulated Out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812cm" svg:height="0.318cm" svg:x="4.546cm" svg:y="11.894cm">
          <text:p text:style-name="P3">EINT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797cm" svg:height="0.318cm" svg:x="4.561cm" svg:y="12.301cm">
          <text:p text:style-name="P3">EINT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78cm" svg:height="0.701cm" svg:x="4.576cm" svg:y="12.708cm">
          <text:p text:style-name="P5">I2C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6cm" svg:height="2.986cm" svg:x="15.348cm" svg:y="11.179cm">
          <text:p text:style-name="P3">Anal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746cm" svg:height="0.701cm" svg:x="15.348cm" svg:y="14.266cm">
          <text:p text:style-name="P6">Ser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76cm" svg:height="1.451cm" svg:x="15.348cm" svg:y="15.071cm">
          <text:p text:style-name="P6">SPI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76cm" svg:height="0.701cm" svg:x="15.348cm" svg:y="16.638cm">
          <text:p text:style-name="P6">I2C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771cm" svg:height="0.361cm" svg:x="15.323cm" svg:y="10.344cm">
          <text:p text:style-name="P6">SPI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754cm" svg:height="1.029cm" svg:x="4.59cm" svg:y="13.505cm">
          <text:p text:style-name="P5">SPI1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877cm" svg:y1="21.733cm" svg:x2="9.829cm" svg:y2="17.85cm">
          <text:p/>
        </draw:line>
        <draw:line draw:style-name="gr2" draw:text-style-name="P2" draw:layer="layout" svg:x1="10.26cm" svg:y1="22.056cm" svg:x2="10.248cm" svg:y2="17.851cm">
          <text:p/>
        </draw:line>
        <draw:line draw:style-name="gr2" draw:text-style-name="P2" draw:layer="layout" svg:x1="10.705cm" svg:y1="21.652cm" svg:x2="10.668cm" svg:y2="17.85cm">
          <text:p/>
        </draw:line>
        <draw:line draw:style-name="gr2" draw:text-style-name="P2" draw:layer="layout" svg:x1="11.149cm" svg:y1="21.753cm" svg:x2="11.087cm" svg:y2="17.852cm">
          <text:p/>
        </draw:line>
        <draw:line draw:style-name="gr2" draw:text-style-name="P2" draw:layer="layout" svg:x1="11.513cm" svg:y1="21.914cm" svg:x2="11.483cm" svg:y2="17.851cm">
          <text:p/>
        </draw:line>
        <draw:line draw:style-name="gr2" draw:text-style-name="P2" draw:layer="layout" svg:x1="11.937cm" svg:y1="21.591cm" svg:x2="11.889cm" svg:y2="17.839cm">
          <text:p/>
        </draw:line>
        <draw:custom-shape draw:style-name="gr8" draw:text-style-name="P3" draw:layer="layout" svg:width="1.616cm" svg:height="0.701cm" draw:transform="rotate (1.5707963267946) translate (10.965cm 20.482cm)">
          <text:p text:style-name="P5">Ser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16cm" svg:height="0.367cm" draw:transform="rotate (1.5707963267946) translate (9.663cm 20.475cm)">
          <text:p text:style-name="P3">GN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16cm" svg:height="0.367cm" draw:transform="rotate (1.5707963267946) translate (10.099cm 20.482cm)">
          <text:p text:style-name="P3">CT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16cm" svg:height="0.367cm" draw:transform="rotate (1.5707963267946) translate (10.534cm 20.482cm)">
          <text:p text:style-name="P3">5V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16cm" svg:height="0.367cm" draw:transform="rotate (1.5707963267946) translate (11.746cm 20.482cm)">
          <text:p text:style-name="P3">DTR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766cm" svg:height="1.029cm" svg:x="4.59cm" svg:y="14.651cm">
          <text:p text:style-name="P3">JTAG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79cm" svg:height="0.776cm" svg:x="4.576cm" svg:y="16.534cm">
          <text:p text:style-name="P3">JTAG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771cm" svg:height="1.135cm" svg:x="6.49cm" svg:y="15.778cm">
          <text:p text:style-name="P3">PWM3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747cm" svg:height="0.999cm" svg:x="6.485cm" svg:y="14.665cm">
          <text:p text:style-name="P3">Cap2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753cm" svg:height="0.372cm" svg:x="6.479cm" svg:y="14.183cm">
          <text:p text:style-name="P3">PWM3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765cm" svg:height="0.626cm" svg:x="6.467cm" svg:y="13.493cm">
          <text:p text:style-name="P3">PWM1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.052cm" svg:height="0.887cm" svg:x="15.184cm" svg:y="14.206cm">
          <draw:text-box>
            <text:p text:style-name="P7">RX&lt;</text:p>
            <text:p text:style-name="P7">TX&gt;</text:p>
          </draw:text-box>
        </draw:frame>
        <draw:frame draw:style-name="gr13" draw:text-style-name="P7" draw:layer="layout" svg:width="1.086cm" svg:height="0.887cm" svg:x="15.126cm" svg:y="16.541cm">
          <draw:text-box>
            <text:p text:style-name="P7"><text:span text:style-name="T2">SCL</text:span></text:p>
            <text:p text:style-name="P7"><text:span text:style-name="T2">SDA</text:span></text:p>
          </draw:text-box>
        </draw:frame>
        <draw:frame draw:style-name="gr14" draw:layer="layout" svg:width="0.502cm" svg:height="1.204cm" svg:x="17.907cm" svg:y="18.813cm">
          <draw:text-box>
            <text:p/>
          </draw:text-box>
        </draw:frame>
        <draw:frame draw:style-name="gr13" draw:text-style-name="P7" draw:layer="layout" svg:width="1.086cm" svg:height="0.887cm" svg:x="5.434cm" svg:y="12.639cm">
          <draw:text-box>
            <text:p text:style-name="P8"><text:span text:style-name="T2">SCL</text:span></text:p>
            <text:p text:style-name="P7"><text:span text:style-name="T2">SDA</text:span></text:p>
          </draw:text-box>
        </draw:frame>
        <draw:frame draw:style-name="gr15" draw:text-style-name="P7" draw:layer="layout" svg:width="1.226cm" svg:height="1.583cm" svg:x="15.155cm" svg:y="15.024cm">
          <draw:text-box>
            <text:p text:style-name="P7"><text:span text:style-name="T2">SS</text:span></text:p>
            <text:p text:style-name="P7"><text:span text:style-name="T2">MOSI</text:span></text:p>
            <text:p text:style-name="P7"><text:span text:style-name="T2">MISO</text:span></text:p>
            <text:p text:style-name="P7"><text:span text:style-name="T2">SCK</text:span></text:p>
          </draw:text-box>
        </draw:frame>
        <draw:custom-shape draw:style-name="gr11" draw:text-style-name="P3" draw:layer="layout" svg:width="1.765cm" svg:height="1.012cm" svg:x="13.483cm" svg:y="14.281cm">
          <text:p text:style-name="P3">PWM2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1.226cm" svg:height="1.205cm" svg:x="5.311cm" svg:y="13.447cm">
          <draw:text-box>
            <text:p text:style-name="P8"><text:span text:style-name="T2">MISO</text:span></text:p>
            <text:p text:style-name="P8"><text:span text:style-name="T2">MOSI</text:span></text:p>
            <text:p text:style-name="P8"><text:span text:style-name="T2">SS</text:span></text:p>
          </draw:text-box>
        </draw:frame>
        <draw:custom-shape draw:style-name="gr12" draw:text-style-name="P3" draw:layer="layout" svg:width="1.747cm" svg:height="0.678cm" svg:x="13.468cm" svg:y="12.343cm">
          <text:p text:style-name="P3">Cap1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.078cm" svg:height="0.887cm" draw:transform="rotate (1.5707963267946) translate (10.876cm 19.776cm)">
          <draw:text-box>
            <text:p text:style-name="P7">TXO</text:p>
            <text:p text:style-name="P8">RXI</text:p>
          </draw:text-box>
        </draw:frame>
        <draw:custom-shape draw:style-name="gr5" draw:text-style-name="P2" draw:layer="layout" svg:width="1.669cm" svg:height="0.318cm" draw:transform="rotate (1.5707963267946) translate (9.696cm 22.316cm)">
          <text:p text:style-name="P2">FTDI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draw:transform="rotate (1.5707963267946) translate (10.126cm 22.317cm)">
          <text:p text:style-name="P2">FTDI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draw:transform="rotate (1.5707963267946) translate (10.555cm 22.316cm)">
          <text:p text:style-name="P2">FTDI3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draw:transform="rotate (1.5707963267946) translate (10.985cm 22.317cm)">
          <text:p text:style-name="P2">FTDI4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draw:transform="rotate (1.5707963267946) translate (11.414cm 22.315cm)">
          <text:p text:style-name="P2">FTDI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69cm" svg:height="0.318cm" draw:transform="rotate (1.5707963267946) translate (11.844cm 22.316cm)">
          <text:p text:style-name="P2">FTDI6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747cm" svg:height="0.333cm" svg:x="13.468cm" svg:y="16.983cm">
          <text:p text:style-name="P3">Cap0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747cm" svg:height="0.304cm" svg:x="13.469cm" svg:y="16.166cm">
          <text:p text:style-name="P3">Cap0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771cm" svg:height="0.318cm" svg:x="13.446cm" svg:y="16.581cm">
          <text:p text:style-name="P3">PWM0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771cm" svg:height="0.29cm" svg:x="13.461cm" svg:y="15.779cm">
          <text:p text:style-name="P3">PWM0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747cm" svg:height="0.304cm" svg:x="13.484cm" svg:y="15.391cm">
          <text:p text:style-name="P3">Cap0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765cm" svg:height="0.346cm" svg:x="13.464cm" svg:y="11.927cm">
          <text:p text:style-name="P3">PWM1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765cm" svg:height="0.346cm" svg:x="13.451cm" svg:y="10.749cm">
          <text:p text:style-name="P3">PWM1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.086cm" svg:height="0.569cm" svg:x="15.145cm" svg:y="10.262cm">
          <draw:text-box>
            <text:p text:style-name="P9"><text:span text:style-name="T2">SCK</text:span></text:p>
          </draw:text-box>
        </draw:frame>
        <draw:custom-shape draw:style-name="gr6" draw:text-style-name="P3" draw:layer="layout" svg:width="1.776cm" svg:height="0.318cm" svg:x="13.45cm" svg:y="10.356cm">
          <text:p text:style-name="P3">EINT1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771cm" svg:height="0.318cm" svg:x="6.466cm" svg:y="12.299cm">
          <text:p text:style-name="P3">PWM0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747cm" svg:height="0.678cm" svg:x="6.473cm" svg:y="12.703cm">
          <text:p text:style-name="P3">Cap1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774cm" svg:height="0.701cm" svg:x="4.598cm" svg:y="15.763cm">
          <text:p text:style-name="P5">Ser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1.052cm" svg:height="0.887cm" svg:x="5.534cm" svg:y="15.703cm">
          <draw:text-box>
            <text:p text:style-name="P7">&lt;TX</text:p>
            <text:p text:style-name="P7">&gt;RX</text:p>
          </draw:text-box>
        </draw:frame>
        <draw:frame draw:style-name="gr13" draw:text-style-name="P10" draw:layer="layout" svg:width="11.788cm" svg:height="3.134cm" svg:x="4.908cm" svg:y="6.639cm">
          <draw:text-box>
            <text:p text:style-name="P1"><text:span text:style-name="T3">Pin Assignments</text:span></text:p>
            <text:p text:style-name="P1"><text:span text:style-name="T3">LPC210x Breakout Board</text:span></text:p>
            <text:p text:style-name="P1"><text:span text:style-name="T4"><text:a xlink:href="http://code.google.com/p/bt-arm-breakout/">http://code.google.com/p/bt-arm-breakout/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ael Shimniok</meta:initial-creator>
    <meta:creation-date>2012-02-23T16:16:11.26</meta:creation-date>
    <dc:date>2012-02-24T08:49:58.38</dc:date>
    <dc:creator>Michael Shimniok</dc:creator>
    <meta:editing-duration>PT16H33M40S</meta:editing-duration>
    <meta:editing-cycles>20</meta:editing-cycles>
    <meta:generator>OpenOffice.org/3.3$Win32 OpenOffice.org_project/330m20$Build-9567</meta:generator>
    <meta:document-statistic meta:object-count="130"/>
  </office:meta>
</office:document-meta>
</file>